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feff" officeooo:paragraph-rsid="001efeff"/>
    </style:style>
    <style:style style:name="P2" style:family="paragraph" style:parent-style-name="Standard">
      <style:text-properties fo:font-size="14pt" fo:font-weight="bold" officeooo:rsid="001efeff" officeooo:paragraph-rsid="001efeff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ffdb8" officeooo:paragraph-rsid="001ffdb8"/>
    </style:style>
    <style:style style:name="P4" style:family="paragraph" style:parent-style-name="Standard">
      <style:text-properties officeooo:rsid="00211452" officeooo:paragraph-rsid="00211452"/>
    </style:style>
    <style:style style:name="T1" style:family="text">
      <style:text-properties officeooo:rsid="00211452"/>
    </style:style>
    <style:style style:name="T2" style:family="text">
      <style:text-properties officeooo:rsid="0022e411"/>
    </style:style>
    <style:style style:name="T3" style:family="text">
      <style:text-properties officeooo:rsid="00230eea"/>
    </style:style>
    <style:style style:name="T4" style:family="text">
      <style:text-properties officeooo:rsid="002368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nexion</text:p>
      <text:p text:style-name="P1"/>
      <text:p text:style-name="P1">Acteur principal :</text:p>
      <text:p text:style-name="P1"/>
      <text:p text:style-name="P1">L'utilisateur.</text:p>
      <text:p text:style-name="P1"/>
      <text:p text:style-name="P1">Acteurs secondaires :</text:p>
      <text:p text:style-name="P1"/>
      <text:p text:style-name="P1">Le client et le serveur</text:p>
      <text:p text:style-name="P1"/>
      <text:p text:style-name="P1">Objectif :</text:p>
      <text:p text:style-name="P1"/>
      <text:p text:style-name="P1">Le visiteur veut se connecter sur l'application afin de pouvoir participer à des votes, à en créer ou à en gérer.</text:p>
      <text:p text:style-name="P1"/>
      <text:p text:style-name="P1">Préconditions :</text:p>
      <text:p text:style-name="P1"/>
      <text:p text:style-name="P1">Le visiteur est sur la page d'accueil de l'application, non connecté.</text:p>
      <text:p text:style-name="P1"/>
      <text:p text:style-name="P1">Postconditions :</text:p>
      <text:p text:style-name="P1"/>
      <text:p text:style-name="P1">Le visiteur est connecté sur l'application.</text:p>
      <text:p text:style-name="P1"/>
      <text:p text:style-name="P3"><text:span text:style-name="T1">Scénario</text:span> nominal :</text:p>
      <text:p text:style-name="P3"/>
      <text:p text:style-name="P3">1. Le visiteur clique sur le bouton de connexion.</text:p>
      <text:p text:style-name="P3">2. Le client envoie la page de connexion.</text:p>
      <text:p text:style-name="P3">3. Le visiteur entre son <text:span text:style-name="T3">email</text:span> et son mot de passe.</text:p>
      <text:p text:style-name="P3">4. Le client demande au serveur de vérifier le couple <text:span text:style-name="T3">email</text:span>/mot de passe.</text:p>
      <text:p text:style-name="P3">5. Le serveur valide la connexion.</text:p>
      <text:p text:style-name="P3">6. Le visiteur est connecté.</text:p>
      <text:p text:style-name="P3"/>
      <text:p text:style-name="P4">Alternatives :</text:p>
      <text:p text:style-name="P4"/>
      <text:p text:style-name="P4">1a. Le couple <text:span text:style-name="T4">email</text:span>/mot de passe n'est pas reconnu.</text:p>
      <text:p text:style-name="P4"><text:s/>1. Le client renvoie une page d<text:span text:style-name="T2">e connexio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6:31:15.588650836</meta:creation-date>
    <dc:date>2015-04-23T15:05:20.684647552</dc:date>
    <meta:editing-duration>PT59M55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21" meta:word-count="131" meta:character-count="754" meta:non-whitespace-character-count="643"/>
  </office:meta>
</office:document-meta>
</file>